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0000001A44D11F8425A64E405.png" manifest:media-type="image/png"/>
  <manifest:file-entry manifest:full-path="Pictures/1000000000000230000001A4A2AF93B2A2145475.png" manifest:media-type="image/png"/>
  <manifest:file-entry manifest:full-path="Pictures/1000000000000230000001A47354B1379774C147.png" manifest:media-type="image/png"/>
  <manifest:file-entry manifest:full-path="Pictures/1000000000000230000001A4308A7CC029294657.png" manifest:media-type="image/png"/>
  <manifest:file-entry manifest:full-path="Pictures/1000000000000230000001A43655A953F702EA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b356"/>
    </style:style>
    <style:style style:name="P2" style:family="paragraph" style:parent-style-name="Standard">
      <style:paragraph-properties fo:text-align="center" style:justify-single-word="false"/>
      <style:text-properties fo:font-size="14pt" officeooo:rsid="0013b356" officeooo:paragraph-rsid="0013b356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3b356" officeooo:paragraph-rsid="0013b356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r Tables</text:p>
      <text:p text:style-name="Standard"/>
      <text:p text:style-name="Standard"/>
      <text:p text:style-name="Standard"><draw:frame draw:style-name="fr3" draw:name="Object1" text:anchor-type="paragraph" svg:width="8.0008in" svg:height="4.2665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2" draw:name="Object2" text:anchor-type="paragraph" svg:width="1.5874in" svg:height="1.2453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Error Plots</text:p>
      <text:p text:style-name="P1"><draw:frame draw:style-name="fr1" draw:name="Image1" text:anchor-type="paragraph" svg:x="0.1799in" svg:y="0.15in" svg:width="3.25in" svg:height="2.45in" draw:z-index="0"><draw:image xlink:href="Pictures/1000000000000230000001A44D11F8425A64E405.png" xlink:type="simple" xlink:show="embed" xlink:actuate="onLoad"/></draw:frame><draw:frame draw:style-name="fr1" draw:name="Image2" text:anchor-type="paragraph" svg:x="3.8402in" svg:y="0.1201in" svg:width="3.25in" svg:height="2.4402in" draw:z-index="1"><draw:image xlink:href="Pictures/1000000000000230000001A4A2AF93B2A2145475.png" xlink:type="simple" xlink:show="embed" xlink:actuate="onLoad"/></draw:frame><draw:frame draw:style-name="fr1" draw:name="Image3" text:anchor-type="paragraph" svg:x="0.2in" svg:y="3.2299in" svg:width="3.25in" svg:height="2.4402in" draw:z-index="2"><draw:image xlink:href="Pictures/1000000000000230000001A4308A7CC029294657.png" xlink:type="simple" xlink:show="embed" xlink:actuate="onLoad"/></draw:frame><draw:frame draw:style-name="fr1" draw:name="Image4" text:anchor-type="paragraph" svg:x="3.9193in" svg:y="3.228in" svg:width="3.25in" svg:height="2.4402in" draw:z-index="3"><draw:image xlink:href="Pictures/1000000000000230000001A43655A953F702EA87.png" xlink:type="simple" xlink:show="embed" xlink:actuate="onLoad"/></draw:frame></text:p>
      <text:p text:style-name="P1"/>
      <text:p text:style-name="P1"><draw:frame draw:style-name="fr1" draw:name="Image5" text:anchor-type="paragraph" svg:x="2in" svg:y="6.2583in" svg:width="3.25in" svg:height="2.4402in" draw:z-index="4"><draw:image xlink:href="Pictures/1000000000000230000001A47354B1379774C1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00:08:31.393502963</meta:creation-date>
    <dc:date>2017-03-24T00:20:12.122684740</dc:date>
    <meta:editing-duration>PT11M42S</meta:editing-duration>
    <meta:editing-cycles>1</meta:editing-cycles>
    <meta:document-statistic meta:table-count="0" meta:image-count="5" meta:object-count="2" meta:page-count="2" meta:paragraph-count="2" meta:word-count="4" meta:character-count="23" meta:non-whitespace-character-count="2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11"/>
          <table:table-cell office:value-type="string" calcext:value-type="string">
            <text:p>moving circular geometry</text:p>
          </table:table-cell>
          <table:table-cell/>
          <table:table-cell office:value-type="string" calcext:value-type="string">
            <text:p>r(t) = sqrt(1+t)</text:p>
          </table:table-cell>
          <table:table-cell/>
          <table:table-cell office:value-type="string" calcext:value-type="string">
            <text:p>x0 off center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max error</text:p>
          </table:table-cell>
          <table:table-cell office:value-type="string" calcext:value-type="string">
            <text:p>P=5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N\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0.2583674029" calcext:value-type="float">
            <text:p>0.2583674029</text:p>
          </table:table-cell>
          <table:table-cell office:value-type="float" office:value="0.6612838429" calcext:value-type="float">
            <text:p>0.6612838429</text:p>
          </table:table-cell>
          <table:table-cell office:value-type="float" office:value="0.9432552786" calcext:value-type="float">
            <text:p>0.9432552786</text:p>
          </table:table-cell>
          <table:table-cell office:value-type="float" office:value="0.8349941214" calcext:value-type="float">
            <text:p>0.8349941214</text:p>
          </table:table-cell>
          <table:table-cell office:value-type="float" office:value="0.7583659393" calcext:value-type="float">
            <text:p>0.7583659393</text:p>
          </table:table-cell>
          <table:table-cell office:value-type="float" office:value="0.7615817385" calcext:value-type="float">
            <text:p>0.761581738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0.3118822985" calcext:value-type="float">
            <text:p>0.3118822985</text:p>
          </table:table-cell>
          <table:table-cell office:value-type="float" office:value="0.5340518948" calcext:value-type="float">
            <text:p>0.5340518948</text:p>
          </table:table-cell>
          <table:table-cell office:value-type="float" office:value="0.6423587491" calcext:value-type="float">
            <text:p>0.6423587491</text:p>
          </table:table-cell>
          <table:table-cell office:value-type="float" office:value="0.5023123381" calcext:value-type="float">
            <text:p>0.5023123381</text:p>
          </table:table-cell>
          <table:table-cell office:value-type="float" office:value="0.41773596" calcext:value-type="float">
            <text:p>0.41773596</text:p>
          </table:table-cell>
          <table:table-cell office:value-type="float" office:value="0.4151532944" calcext:value-type="float">
            <text:p>0.4151532944</text:p>
          </table:table-cell>
          <table:table-cell office:value-type="float" office:value="0.4172002704" calcext:value-type="float">
            <text:p>0.417200270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0.353678366" calcext:value-type="float">
            <text:p>0.353678366</text:p>
          </table:table-cell>
          <table:table-cell office:value-type="float" office:value="0.6784804559" calcext:value-type="float">
            <text:p>0.6784804559</text:p>
          </table:table-cell>
          <table:table-cell office:value-type="float" office:value="0.4782570703" calcext:value-type="float">
            <text:p>0.4782570703</text:p>
          </table:table-cell>
          <table:table-cell office:value-type="float" office:value="0.2924796833" calcext:value-type="float">
            <text:p>0.2924796833</text:p>
          </table:table-cell>
          <table:table-cell office:value-type="float" office:value="0.1955234662" calcext:value-type="float">
            <text:p>0.1955234662</text:p>
          </table:table-cell>
          <table:table-cell office:value-type="float" office:value="0.1800267221" calcext:value-type="float">
            <text:p>0.180026722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0.3123400568" calcext:value-type="float">
            <text:p>0.3123400568</text:p>
          </table:table-cell>
          <table:table-cell office:value-type="float" office:value="0.7486249044" calcext:value-type="float">
            <text:p>0.7486249044</text:p>
          </table:table-cell>
          <table:table-cell office:value-type="float" office:value="0.4205703054" calcext:value-type="float">
            <text:p>0.4205703054</text:p>
          </table:table-cell>
          <table:table-cell office:value-type="float" office:value="0.2200479673" calcext:value-type="float">
            <text:p>0.2200479673</text:p>
          </table:table-cell>
          <table:table-cell office:value-type="float" office:value="0.108343403" calcext:value-type="float">
            <text:p>0.108343403</text:p>
          </table:table-cell>
          <table:table-cell office:value-type="float" office:value="0.1062829585" calcext:value-type="float">
            <text:p>0.1062829585</text:p>
          </table:table-cell>
          <table:table-cell office:value-type="float" office:value="0.1072552261" calcext:value-type="float">
            <text:p>0.1072552261</text:p>
          </table:table-cell>
          <table:table-cell office:value-type="float" office:value="0.1073912098" calcext:value-type="float">
            <text:p>0.1073912098</text:p>
          </table:table-cell>
        </table:table-row>
        <table:table-row table:style-name="ro1">
          <table:table-cell table:number-columns-repeated="11"/>
          <table:table-cell office:value-type="float" office:value="160" calcext:value-type="float">
            <text:p>160</text:p>
          </table:table-cell>
          <table:table-cell office:value-type="float" office:value="0.1717236696" calcext:value-type="float">
            <text:p>0.1717236696</text:p>
          </table:table-cell>
          <table:table-cell office:value-type="float" office:value="0.568283871" calcext:value-type="float">
            <text:p>0.568283871</text:p>
          </table:table-cell>
          <table:table-cell office:value-type="float" office:value="0.5419533946" calcext:value-type="float">
            <text:p>0.5419533946</text:p>
          </table:table-cell>
          <table:table-cell office:value-type="float" office:value="0.2095057065" calcext:value-type="float">
            <text:p>0.2095057065</text:p>
          </table:table-cell>
          <table:table-cell office:value-type="float" office:value="0.0895370782" calcext:value-type="float">
            <text:p>0.0895370782</text:p>
          </table:table-cell>
          <table:table-cell office:value-type="float" office:value="0.0940931941" calcext:value-type="float">
            <text:p>0.0940931941</text:p>
          </table:table-cell>
          <table:table-cell table:style-name="ce2" office:value-type="float" office:value="0.0964274379" calcext:value-type="float">
            <text:p>0.0964274379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20" calcext:value-type="float">
            <text:p>320</text:p>
          </table:table-cell>
          <table:table-cell/>
          <table:table-cell office:value-type="float" office:value="0.491386856" calcext:value-type="float">
            <text:p>0.491386856</text:p>
          </table:table-cell>
          <table:table-cell table:style-name="ce2" office:value-type="float" office:value="0.8841518986" calcext:value-type="float">
            <text:p>0.8841518986</text:p>
          </table:table-cell>
          <table:table-cell office:value-type="float" office:value="0.3363369724" calcext:value-type="float">
            <text:p>0.3363369724</text:p>
          </table:table-cell>
          <table:table-cell office:value-type="float" office:value="0.1462395864" calcext:value-type="float">
            <text:p>0.1462395864</text:p>
          </table:table-cell>
          <table:table-cell table:style-name="ce2" office:value-type="float" office:value="0.087956328" calcext:value-type="float">
            <text:p>0.087956328</text:p>
          </table:table-cell>
          <table:table-cell table:style-name="ce2" office:value-type="float" office:value="0.092390212" calcext:value-type="float">
            <text:p>0.092390212</text:p>
          </table:table-cell>
          <table:table-cell/>
        </table:table-row>
        <table:table-row table:style-name="ro2">
          <table:table-cell table:number-columns-repeated="11"/>
          <table:table-cell office:value-type="float" office:value="640" calcext:value-type="float">
            <text:p>640</text:p>
          </table:table-cell>
          <table:table-cell/>
          <table:table-cell office:value-type="float" office:value="0.4872905759" calcext:value-type="float">
            <text:p>0.4872905759</text:p>
          </table:table-cell>
          <table:table-cell office:value-type="float" office:value="1.0908944394" calcext:value-type="float">
            <text:p>1.0908944394</text:p>
          </table:table-cell>
          <table:table-cell table:style-name="ce2" office:value-type="float" office:value="0.4305365773" calcext:value-type="float">
            <text:p>0.4305365773</text:p>
          </table:table-cell>
          <table:table-cell table:style-name="ce2" office:value-type="float" office:value="0.2875236958" calcext:value-type="float">
            <text:p>0.2875236958</text:p>
          </table:table-cell>
          <table:table-cell table:style-name="ce2" office:value-type="float" office:value="0.152710552" calcext:value-type="float">
            <text:p>0.15271055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2560" calcext:value-type="float">
            <text:p>256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1"/>
          <table:table-cell office:value-type="string" calcext:value-type="string">
            <text:p>L2 error</text:p>
          </table:table-cell>
          <table:table-cell office:value-type="string" calcext:value-type="string">
            <text:p>P=5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N\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0.3084555817" calcext:value-type="float">
            <text:p>0.3084555817</text:p>
          </table:table-cell>
          <table:table-cell office:value-type="float" office:value="0.3181785822" calcext:value-type="float">
            <text:p>0.3181785822</text:p>
          </table:table-cell>
          <table:table-cell office:value-type="float" office:value="0.2598442438" calcext:value-type="float">
            <text:p>0.2598442438</text:p>
          </table:table-cell>
          <table:table-cell office:value-type="float" office:value="0.2171640611" calcext:value-type="float">
            <text:p>0.2171640611</text:p>
          </table:table-cell>
          <table:table-cell office:value-type="float" office:value="0.2109192773" calcext:value-type="float">
            <text:p>0.2109192773</text:p>
          </table:table-cell>
          <table:table-cell office:value-type="float" office:value="0.2094801195" calcext:value-type="float">
            <text:p>0.209480119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0.2476529717" calcext:value-type="float">
            <text:p>0.2476529717</text:p>
          </table:table-cell>
          <table:table-cell office:value-type="float" office:value="0.256125157" calcext:value-type="float">
            <text:p>0.256125157</text:p>
          </table:table-cell>
          <table:table-cell office:value-type="float" office:value="0.1722257241" calcext:value-type="float">
            <text:p>0.1722257241</text:p>
          </table:table-cell>
          <table:table-cell office:value-type="float" office:value="0.1185365476" calcext:value-type="float">
            <text:p>0.1185365476</text:p>
          </table:table-cell>
          <table:table-cell office:value-type="float" office:value="0.1066432278" calcext:value-type="float">
            <text:p>0.1066432278</text:p>
          </table:table-cell>
          <table:table-cell office:value-type="float" office:value="0.1033724735" calcext:value-type="float">
            <text:p>0.1033724735</text:p>
          </table:table-cell>
          <table:table-cell office:value-type="float" office:value="0.1027787894" calcext:value-type="float">
            <text:p>0.102778789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0.2326273591" calcext:value-type="float">
            <text:p>0.2326273591</text:p>
          </table:table-cell>
          <table:table-cell office:value-type="float" office:value="0.2410385568" calcext:value-type="float">
            <text:p>0.2410385568</text:p>
          </table:table-cell>
          <table:table-cell office:value-type="float" office:value="0.1483962127" calcext:value-type="float">
            <text:p>0.1483962127</text:p>
          </table:table-cell>
          <table:table-cell office:value-type="float" office:value="0.0873257159" calcext:value-type="float">
            <text:p>0.0873257159</text:p>
          </table:table-cell>
          <table:table-cell office:value-type="float" office:value="0.0706510318" calcext:value-type="float">
            <text:p>0.0706510318</text:p>
          </table:table-cell>
          <table:table-cell office:value-type="float" office:value="0.0656172022" calcext:value-type="float">
            <text:p>0.065617202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0.232911186" calcext:value-type="float">
            <text:p>0.232911186</text:p>
          </table:table-cell>
          <table:table-cell office:value-type="float" office:value="0.2366060905" calcext:value-type="float">
            <text:p>0.2366060905</text:p>
          </table:table-cell>
          <table:table-cell office:value-type="float" office:value="0.1415968846" calcext:value-type="float">
            <text:p>0.1415968846</text:p>
          </table:table-cell>
          <table:table-cell office:value-type="float" office:value="0.0776166312" calcext:value-type="float">
            <text:p>0.0776166312</text:p>
          </table:table-cell>
          <table:table-cell office:value-type="float" office:value="0.0588173277" calcext:value-type="float">
            <text:p>0.0588173277</text:p>
          </table:table-cell>
          <table:table-cell office:value-type="float" office:value="0.052831782" calcext:value-type="float">
            <text:p>0.052831782</text:p>
          </table:table-cell>
          <table:table-cell office:value-type="float" office:value="0.0513916545" calcext:value-type="float">
            <text:p>0.0513916545</text:p>
          </table:table-cell>
          <table:table-cell office:value-type="float" office:value="0.0513091422" calcext:value-type="float">
            <text:p>0.0513091422</text:p>
          </table:table-cell>
        </table:table-row>
        <table:table-row table:style-name="ro1">
          <table:table-cell table:number-columns-repeated="11"/>
          <table:table-cell office:value-type="float" office:value="160" calcext:value-type="float">
            <text:p>160</text:p>
          </table:table-cell>
          <table:table-cell office:value-type="float" office:value="0.2671525074" calcext:value-type="float">
            <text:p>0.2671525074</text:p>
          </table:table-cell>
          <table:table-cell office:value-type="float" office:value="0.2451577185" calcext:value-type="float">
            <text:p>0.2451577185</text:p>
          </table:table-cell>
          <table:table-cell office:value-type="float" office:value="0.1462665608" calcext:value-type="float">
            <text:p>0.1462665608</text:p>
          </table:table-cell>
          <table:table-cell office:value-type="float" office:value="0.0742309827" calcext:value-type="float">
            <text:p>0.0742309827</text:p>
          </table:table-cell>
          <table:table-cell office:value-type="float" office:value="0.0548372141" calcext:value-type="float">
            <text:p>0.0548372141</text:p>
          </table:table-cell>
          <table:table-cell office:value-type="float" office:value="0.048881964" calcext:value-type="float">
            <text:p>0.048881964</text:p>
          </table:table-cell>
          <table:table-cell office:value-type="float" office:value="0.0475765316" calcext:value-type="float">
            <text:p>0.04757653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20" calcext:value-type="float">
            <text:p>320</text:p>
          </table:table-cell>
          <table:table-cell/>
          <table:table-cell office:value-type="float" office:value="0.2653142746" calcext:value-type="float">
            <text:p>0.2653142746</text:p>
          </table:table-cell>
          <table:table-cell office:value-type="float" office:value="0.1758642418" calcext:value-type="float">
            <text:p>0.1758642418</text:p>
          </table:table-cell>
          <table:table-cell office:value-type="float" office:value="0.0792534109" calcext:value-type="float">
            <text:p>0.0792534109</text:p>
          </table:table-cell>
          <table:table-cell office:value-type="float" office:value="0.0537144235" calcext:value-type="float">
            <text:p>0.0537144235</text:p>
          </table:table-cell>
          <table:table-cell office:value-type="float" office:value="0.0471556346" calcext:value-type="float">
            <text:p>0.0471556346</text:p>
          </table:table-cell>
          <table:table-cell office:value-type="float" office:value="0.046189798" calcext:value-type="float">
            <text:p>0.04618979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640" calcext:value-type="float">
            <text:p>640</text:p>
          </table:table-cell>
          <table:table-cell/>
          <table:table-cell office:value-type="float" office:value="0.2864878601" calcext:value-type="float">
            <text:p>0.2864878601</text:p>
          </table:table-cell>
          <table:table-cell office:value-type="float" office:value="0.2023712779" calcext:value-type="float">
            <text:p>0.2023712779</text:p>
          </table:table-cell>
          <table:table-cell office:value-type="float" office:value="0.090658048" calcext:value-type="float">
            <text:p>0.090658048</text:p>
          </table:table-cell>
          <table:table-cell office:value-type="float" office:value="0.0599625939" calcext:value-type="float">
            <text:p>0.0599625939</text:p>
          </table:table-cell>
          <table:table-cell office:value-type="float" office:value="0.0480638252" calcext:value-type="float">
            <text:p>0.048063825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280" calcext:value-type="float">
            <text:p>1280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2560" calcext:value-type="float">
            <text:p>2560</text:p>
          </table:table-cell>
          <table:table-cell table:number-columns-repeated="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00:19:38.089426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column table:style-name="co2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3"/>
          <table:table-cell office:value-type="string" calcext:value-type="string">
            <text:p>N = 320 <text:s/>M = 40 p = 7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maxerr = 0.5881004548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l2 error = 0.1493801802</text:p>
          </table:table-cell>
        </table:table-row>
        <table:table-row table:style-name="ro1">
          <table:table-cell table:number-columns-repeated="24"/>
        </table:table-row>
        <table:table-row table:style-name="ro2">
          <table:table-cell table:number-columns-repeated="23"/>
          <table:table-cell office:value-type="string" calcext:value-type="string">
            <text:p>N = 320 <text:s/>M = 160 <text:s/>p = 7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maxerr = 0.1120451202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l2 error = 0.053402848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00:18:04.614783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